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T1" style:family="text">
      <style:text-properties style:font-name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ojciech Buchholz</text:p>
      <text:p text:style-name="P1">Urodzony 23.04.1915 r. w Zblewie k. Starogardu Gdańskiego. Do szkoły średniej uczęszczał w Gdyni. W 1936 r. rozpoczął studia z filologii klasycznej i psychologii na Uniwersytecie Warszawskim, które przerwał ze względu na chorobę. W okresie okupacji był więźniem „Victoria Schule” w Gdańsku, następnie przebywał w obozie w Nowym Porcie (do XII 1939 r.), do kwietnia 1940 r. przebywał w Stutthofie. W lipcu 1944 r. został ponownie aresztowany i osadzony w M<text:span text:style-name="T1">ü</text:span>nchenalnach (podobóz Dachau). 1. 10. 1945 r. rozpoczął pracę w Gimnazjum i Liceum w Chojnicach, wykładał historię i łacinę. Studia ukończył na UMK w Toruniu. W 1953 r. został powołany dyrektorem Liceum w Chojnicach, funkcję tę pełnił do 1.02. 1975 r. (przeszedł wówczas na emeryturę). Był aktywnym działaczem społecznym i kulturalnym, członkiem Chojnickiego Towarzystwa Kulturalnego, Zrzeszenia Kaszubsko- Pomorskiego, członkiem kolegium redakcyjnego „Zeszytów Chojnickich”. Jest autorem wielu prac historycznych. Został odznaczony Krzyżem Kawalerskim Orderu Odrodzenia Polski. Zmarł 18.05. 1981 r. w Chojnicach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29T10:56:41.38</meta:creation-date>
    <meta:document-statistic meta:table-count="0" meta:image-count="0" meta:object-count="0" meta:page-count="1" meta:paragraph-count="2" meta:word-count="153" meta:character-count="1086"/>
    <dc:date>2022-11-29T11:09:55.76</dc:date>
    <meta:editing-duration>PT13M15S</meta:editing-duration>
    <meta:editing-cycles>1</meta:editing-cycles>
    <meta:generator>OpenOffice/4.1.3$Win32 OpenOffice.org_project/413m1$Build-9783</meta:generator>
  </office:meta>
</office:document-meta>
</file>